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 t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roduction to Program Flow Controls – Loops</text:p>
            <text:p/>
            <text:p/>
            <text:p>Presented by</text:p>
            <text:p>sldeskin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Concept: What is a loop</text:p>
                <text:list>
                  <text:list-item>
                    <text:list>
                      <text:list-item>
                        <text:p>Examples in the real world</text:p>
                      </text:list-item>
                      <text:list-item>
                        <text:p>types of loops in programming land</text:p>
                      </text:list-item>
                    </text:list>
                    <text:p/>
                  </text:list-item>
                </text:list>
                <text:p>Hands on Coding</text:p>
                <text:p/>
                <text:p>Resources and referenc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Loop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petitive processes:</text:p>
              </text:list-header>
              <text:list-item>
                <text:p xml:id="id1" text:id="id1">Race tracks</text:p>
              </text:list-item>
              <text:list-item>
                <text:p xml:id="id2" text:id="id2">Daily routines</text:p>
              </text:list-item>
              <text:list-item>
                <text:p xml:id="id3" text:id="id3">Playl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Types of loop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or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each 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Infinite, increment</text:p>
              </text:list-item>
              <text:list-item>
                <text:p>check at beginning</text:p>
              </text:list-item>
              <text:list-item>
                <text:p>check at end</text:p>
              </text:list-item>
              <text:list-item>
                <text:p>For each item in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Early exits in loop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ontinue</text:p>
                <text:p/>
                <text:p/>
              </text:list-item>
              <text:list-item>
                <text:p>Break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ontinue/skip to the end of the loop</text:p>
                <text:p/>
              </text:list-item>
              <text:list-item>
                <text:p>Break out of the loo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Hands on Coding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tnetfiddle.net/" xlink:type="simple">https://dotnetfiddle.net/</text:a></text:p>
                <text:p/>
                <text:p>- Language: C#</text:p>
                <text:p>- Project type: Console or Script</text:p>
                <text:p>- Compiler: 4.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for</text:p>
                <text:p xml:id="id4" text:id="id4">(int i = 1; i &lt;= 5; i++)</text:p>
                <text:p><text:s text:c="8"/>{</text:p>
                <text:p><text:s text:c="12"/>Console.WriteLine(i);</text:p>
                <text:p><text:s text:c="8"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(Until, Begin)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int x = 0;</text:p>
                <text:p><text:s text:c="8"/>do </text:p>
                <text:p><text:s text:c="8"/>{</text:p>
                <text:p><text:s text:c="12"/>Console.WriteLine(x);</text:p>
                <text:p><text:s text:c="12"/>x++;</text:p>
                <text:p><text:s text:c="8"/>} while (x &lt; 5)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ea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int[] fibarray = new int[] { 0, 1, 1, 2, 3, 5, 8, 13 };</text:p>
                <text:p><text:s text:c="8"/>foreach (int element in fibarray)</text:p>
                <text:p><text:s text:c="8"/>{</text:p>
                <text:p><text:s text:c="12"/>System.Console.WriteLine(element);</text:p>
                <text:p><text:s text:c="8"/>}</text:p>
                <text:p><text:s text:c="8"/>System.Console.WriteLine()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le (begin)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nt n = 1;</text:p>
                <text:p><text:s text:c="8"/>while (n &lt; 6) </text:p>
                <text:p><text:s text:c="8"/>{</text:p>
                <text:p><text:s text:c="12"/>Console.WriteLine("Current value of n is {0}", n);</text:p>
                <text:p><text:s text:c="12"/>n++;</text:p>
                <text:p><text:s text:c="8"/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ources and Referenc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# Programmer's Reference - Iteration statements</text:p>
              </text:list-item>
              <text:list-item>
                <text:p>do, for, foreach, in, while</text:p>
              </text:list-item>
              <text:list-item>
                <text:p>https://msdn.microsoft.com/en-us/library/32dbftby(v=vs.140).asp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4:09:49.895000000</meta:creation-date>
    <meta:generator>LibreOffice/5.0.5.2$Windows_x86 LibreOffice_project/55b006a02d247b5f7215fc6ea0fde844b30035b3</meta:generator>
    <dc:date>2016-04-05T23:53:13.124000000</dc:date>
    <meta:editing-duration>PT7H26M49S</meta:editing-duration>
    <meta:editing-cycles>9</meta:editing-cycles>
    <meta:document-statistic meta:object-count="67"/>
  </office:meta>
</office:document-meta>
</file>